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a8cf70" officeooo:paragraph-rsid="01a8cf70"/>
    </style:style>
    <style:style style:name="P312" style:family="paragraph" style:parent-style-name="Standard">
      <style:text-properties officeooo:rsid="01b38942" officeooo:paragraph-rsid="01b38942"/>
    </style:style>
    <style:style style:name="P313" style:family="paragraph" style:parent-style-name="Standard">
      <style:text-properties officeooo:rsid="01b4d4b5" officeooo:paragraph-rsid="01b4d4b5"/>
    </style:style>
    <style:style style:name="P314" style:family="paragraph" style:parent-style-name="Standard">
      <style:text-properties officeooo:rsid="01b6af65" officeooo:paragraph-rsid="01b6af65"/>
    </style:style>
    <style:style style:name="P315" style:family="paragraph" style:parent-style-name="Standard">
      <style:text-properties officeooo:rsid="01b6b313" officeooo:paragraph-rsid="01b6b313"/>
    </style:style>
    <style:style style:name="P316" style:family="paragraph" style:parent-style-name="Standard">
      <style:text-properties officeooo:rsid="01b6b313" officeooo:paragraph-rsid="01b217ac"/>
    </style:style>
    <style:style style:name="P317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/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189"/>
      <text:p text:style-name="P96">GIT</text:p>
      <text:p text:style-name="P223"/>
      <text:p text:style-name="P189"><text:span text:style-name="T50">A. </text:span>git clone <text:s/></text:p>
      <text:p text:style-name="P168"><text:soft-page-break/></text:p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<text:soft-page-break/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oft-page-break/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><text:soft-page-break/></text:p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oft-page-break/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oft-page-break/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><text:soft-page-break/></text:p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https://select2.org/getting-started/basic-usage</text:p>
      <text:p text:style-name="P205"><text:soft-page-break/></text:p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1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1"/>
      <text:p text:style-name="P317">Preview Selected Image before upload using Jquery</text:p>
      <text:p text:style-name="P312"/>
      <text:p text:style-name="P312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205"/>
      <text:p text:style-name="P205"/>
      <text:p text:style-name="P205"/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><text:soft-page-break/></text:p>
      <text:p text:style-name="P296"/>
      <text:p text:style-name="P296"/>
      <text:p text:style-name="P296"/>
      <text:p text:style-name="P296"/>
      <text:p text:style-name="P296"/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85247689119023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85246278710472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85246841965982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85246148451302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85246591561654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85247577241681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><text:soft-page-break/></text:p>
      <text:list xml:id="list185245821409765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85246246189260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1DT23H38M35S</meta:editing-duration>
    <meta:editing-cycles>336</meta:editing-cycles>
    <meta:generator>LibreOffice/4.2.3.3$Linux_X86_64 LibreOffice_project/420m0$Build-3</meta:generator>
    <dc:date>2018-10-02T18:52:44.850764193</dc:date>
    <meta:document-statistic meta:table-count="0" meta:image-count="0" meta:object-count="0" meta:page-count="28" meta:paragraph-count="904" meta:word-count="3074" meta:character-count="32887" meta:non-whitespace-character-count="27812"/>
  </office:meta>
</office:document-meta>
</file>